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NA17 - Fiche : INTRODUCTIONS AUX BASES DE DONNEES RELATIONELLES</text:h>
      <text:h text:style-name="Heading_20_2" text:outline-level="2">Conception de bases de données en UML</text:h>
      <text:p text:style-name="First_20_paragraph"><text:span text:style-name="T1">Attribut</text:span><text:span text:style-name="T2"> </text:span><text:span text:style-name="T3">multi-évalués</text:span><text:span text:style-name="T4"> </text:span><text:span text:style-name="T5">et</text:span><text:span text:style-name="T6"> </text:span><text:span text:style-name="T7">taille</text:span><text:span text:style-name="T8"> </text:span><text:span text:style-name="T9">max</text:span><text:span text:style-name="T10"> </text:span><text:span text:style-name="T11">d'un</text:span><text:span text:style-name="T12"> </text:span><text:span text:style-name="T13">attribut</text:span><text:span text:style-name="T14"> </text:span><text:span text:style-name="T15">:</text:span> prenom[1...3]:string(15) Un objet de cette relation peut avoir 1 à 3 prénoms de taille max 15 charactères.</text:p>
      <text:p text:style-name="Text_20_body"><text:span text:style-name="T16">Attribut</text:span><text:span text:style-name="T17"> </text:span><text:span text:style-name="T18">dérivé</text:span><text:span text:style-name="T19"> </text:span><text:span text:style-name="T20">:</text:span> /Age : integer Puis dans les méthodes on a Age = Maintenant() - dateNaiss</text:p>
      <text:p text:style-name="Text_20_body">Ne marquer que les clés évidentes dans le MCD</text:p>
      <text:p text:style-name="Text_20_body"><text:span text:style-name="T21">méthode</text:span><text:span text:style-name="T22"> </text:span><text:span text:style-name="T23">:</text:span> fonction associée à une classe qui intéragit sur les objets et renvoie des valeurs.</text:p>
      <text:p text:style-name="Text_20_body"><text:span text:style-name="T24">Cardinalités</text:span><text:span text:style-name="T25"> </text:span><text:span text:style-name="T26">:</text:span> - 0,1 = optionel - 1..1 OU 1 = obligatoirement 1 - 0...n = plusieurs - 1 ..n = obligatoire</text:p>
      <text:p text:style-name="Text_20_body"><text:span text:style-name="T27">Classe</text:span><text:span text:style-name="T28"> </text:span><text:span text:style-name="T29">association</text:span><text:span text:style-name="T30"> </text:span><text:span text:style-name="T31">:</text:span> classe liée à une association</text:p>
      <text:h text:style-name="Heading_20_2" text:outline-level="2">Modélisation logique et relationelle</text:h>
      <text:p text:style-name="First_20_paragraph"><text:span text:style-name="T32">clé</text:span><text:span text:style-name="T33"> </text:span><text:span text:style-name="T34">artificielle</text:span><text:span text:style-name="T35"> </text:span><text:span text:style-name="T36">:</text:span> - minimiser l'ajout de clé artificielle (elles ne figurent pas dans l'UML) - facilite la maintenance de la BDD - plus performant car domaine plus optimisé pour une clé artificielle</text:p>
      <text:p text:style-name="Text_20_body"><text:span text:style-name="T37">MLD</text:span><text:span text:style-name="T38"> </text:span><text:span text:style-name="T39">:</text:span> - Relation(#attribut1 : domaine1, attribut2 : domaine2 ....) - clé étrangères : Relation (#attribut1 : domaine1, attribut2 =&gt; table(attribut) ...) // L'attribut est précisé dans la clé étrangère si clé de la relation table composée de 2 attribut et fait référence à un seul des 2 - clé candiate : Relation(#attribut1 : domaine1, attribut2 : domaine2 ....) avec attribut2 KEY</text:p>
      <text:p text:style-name="Text_20_body"><text:span text:style-name="T40">Produit</text:span><text:span text:style-name="T41"> </text:span><text:span text:style-name="T42">carthésien</text:span><text:span text:style-name="T43"> </text:span><text:span text:style-name="T44">:</text:span> Toutes les lignes de R1 sont associés 1 fois à chaque ligne de R2</text:p>
      <text:h text:style-name="Heading_20_2" text:outline-level="2">Passage UML relationel : associations</text:h>
      <text:p text:style-name="First_20_paragraph"><text:span text:style-name="T45">relations</text:span><text:span text:style-name="T46"> </text:span><text:span text:style-name="T47">1</text:span><text:span text:style-name="T48"> </text:span><text:span text:style-name="T49">:</text:span><text:span text:style-name="T50"> </text:span><text:span text:style-name="T51">N</text:span><text:span text:style-name="T52"> </text:span><text:span text:style-name="T53">:</text:span> on ajoute la clé étrangère du coté de la cardialité n</text:p>
      <text:p text:style-name="Text_20_body"><text:span text:style-name="T54">relations</text:span><text:span text:style-name="T55"> </text:span><text:span text:style-name="T56">n:m</text:span><text:span text:style-name="T57"> </text:span><text:span text:style-name="T58">:</text:span> on créé une nouvelle classe association <text:span text:style-name="T59">ex</text:span><text:span text:style-name="T60"> </text:span><text:span text:style-name="T61">:</text:span><text:span text:style-name="T62"> </text:span><text:span text:style-name="T63">assoc(#a=&gt;classe1,</text:span><text:span text:style-name="T64"> </text:span><text:span text:style-name="T65">#b=&gt;classe2)</text:span></text:p>
      <text:p text:style-name="Text_20_body"><text:span text:style-name="T66">relation</text:span><text:span text:style-name="T67"> </text:span><text:span text:style-name="T68">1:1</text:span><text:span text:style-name="T69"> </text:span><text:span text:style-name="T70">:</text:span> on les traite comme des relations 1:N en ajoutant UNIQUE AND NOT NULL (ou directement KEY) sur la clé étrangère (qui devient donc une clé candidate. Parfois on peut aussi fusionner les 2 relations plutôt que d'introduire une clé étrangère.</text:p>
      <text:p text:style-name="Text_20_body"><text:span text:style-name="T71">contraintes</text:span><text:span text:style-name="T72"> </text:span><text:span text:style-name="T73">:</text:span> - <text:span text:style-name="T74">intégrité</text:span><text:span text:style-name="T75"> </text:span><text:span text:style-name="T76">reférentielle</text:span><text:span text:style-name="T77"> </text:span><text:span text:style-name="T78">:</text:span> on insert dans un attribut faisant référence à une autre classe une valeur non présente dans cette même classe - <text:span text:style-name="T79">contrainte</text:span><text:span text:style-name="T80"> </text:span><text:span text:style-name="T81">sur</text:span><text:span text:style-name="T82"> </text:span><text:span text:style-name="T83">une</text:span><text:span text:style-name="T84"> </text:span><text:span text:style-name="T85">clé</text:span><text:span text:style-name="T86"> </text:span><text:span text:style-name="T87">candidate</text:span><text:span text:style-name="T88"> </text:span><text:span text:style-name="T89">:</text:span> on viole l'unicité d'une clé candiadate - <text:span text:style-name="T90">contraitede</text:span><text:span text:style-name="T91"> </text:span><text:span text:style-name="T92">non</text:span><text:span text:style-name="T93"> </text:span><text:span text:style-name="T94">nullité</text:span><text:span text:style-name="T95"> </text:span><text:span text:style-name="T96">:</text:span> attribut ne peut pas être nul et on l'initialise à NULL</text:p>
      <text:h text:style-name="Heading_20_2" text:outline-level="2">Création et Alimentation de bases de données en SQL</text:h>
      <text:p text:style-name="First_20_paragraph"><text:span text:style-name="T97">LDD</text:span><text:span text:style-name="T98"> </text:span><text:span text:style-name="T99">:</text:span> language de définition de données <text:span text:style-name="T100">CREATE,</text:span><text:span text:style-name="T101"> </text:span><text:span text:style-name="T102">DROP,</text:span><text:span text:style-name="T103"> </text:span><text:span text:style-name="T104">ALTER</text:span></text:p>
      <text:p text:style-name="Text_20_body"><text:span text:style-name="T105">LMD</text:span><text:span text:style-name="T106"> </text:span><text:span text:style-name="T107">:</text:span> language de manipulation de données <text:span text:style-name="T108">GRANT,</text:span><text:span text:style-name="T109"> </text:span><text:span text:style-name="T110">REVOKE</text:span></text:p>
      <text:p text:style-name="Text_20_body"><text:span text:style-name="T111">LCT</text:span><text:span text:style-name="T112"> </text:span><text:span text:style-name="T113">:</text:span> language de contrôle de transaction *COMMIT, ROLLBACK**</text:p>
      <text:p text:style-name="Text_20_body"><text:span text:style-name="T114">types</text:span><text:span text:style-name="T115"> </text:span><text:span text:style-name="T116">du</text:span><text:span text:style-name="T117"> </text:span><text:span text:style-name="T118">SQL</text:span> : char, varchar, integer, smallint, float, real, double precision, bit, numeric(15,2) <text:span text:style-name="T119">le</text:span><text:span text:style-name="T120"> </text:span><text:span text:style-name="T121">nombre</text:span><text:span text:style-name="T122"> </text:span><text:span text:style-name="T123">comporte</text:span><text:span text:style-name="T124"> </text:span><text:span text:style-name="T125">au</text:span><text:span text:style-name="T126"> </text:span><text:span text:style-name="T127">plus</text:span><text:span text:style-name="T128"> </text:span><text:span text:style-name="T129">15</text:span><text:span text:style-name="T130"> </text:span><text:span text:style-name="T131">chiffres</text:span><text:span text:style-name="T132"> </text:span><text:span text:style-name="T133">significatifs</text:span><text:span text:style-name="T134"> </text:span><text:span text:style-name="T135">DONT</text:span><text:span text:style-name="T136"> </text:span><text:span text:style-name="T137">2</text:span><text:span text:style-name="T138"> </text:span><text:span text:style-name="T139">décimales</text:span>, date (AAAA-MM-DD), time, timestamp, datetime (AAAA-MM-DD HH:MM:SS), interval (intervalle de date/temps) ATTENTION : il vaut mieux utiliser décimal qui donne une valeur exacte que float qui donne une valeur approchée. ATTENTION : char = longueure fixe, complétée par des espaces, varchar = longueur variable.</text:p>
      <text:p text:style-name="Text_20_body"><text:span text:style-name="T140">contraintes</text:span><text:span text:style-name="T141"> </text:span><text:span text:style-name="T142">en</text:span><text:span text:style-name="T143"> </text:span><text:span text:style-name="T144">SQL</text:span><text:span text:style-name="T145"> </text:span><text:span text:style-name="T146">:</text:span> NOT NULL, PRIMARY KEY(..), UNIQUE(...), FOREIGN KEY (..) REFERENCES Tables(attribut), CHECK(conditions) Une clé candiadate est donc UNIQUE AND NOT NULL.</text:p>
      <text:p text:style-name="Text_20_body"><text:span text:style-name="T147">CREATE</text:span><text:span text:style-name="T148"> </text:span><text:span text:style-name="T149">TABLE</text:span> 'nom table' (attribut1 : type1 PRIMARY KEY, attribut2 : type2, attribut3 : type3, ..., FOREIGN KEY (attribut3) REFERENCES table(attribut) );</text:p>
      <text:p text:style-name="Text_20_body"><text:span text:style-name="T150">INSERT</text:span><text:span text:style-name="T151"> </text:span><text:span text:style-name="T152">INTO</text:span> 'table' (attribut1, attribut2, attribut3, ...) VALUES ('chaine1', 10, 'chaine2' ....);</text:p>
      <text:p text:style-name="Text_20_body"><text:span text:style-name="T153">UPDATE</text:span> Table SET (attribut3="chaine4", attribut2=4) WHERE (condition);</text:p>
      <text:p text:style-name="Text_20_body"><text:span text:style-name="T154">DELETE</text:span><text:span text:style-name="T155"> </text:span><text:span text:style-name="T156">FROM</text:span> Table &lt; WHERE condition &gt;</text:p>
      <text:p text:style-name="Text_20_body"><text:span text:style-name="T157">DROP</text:span> type_de_l'objet nom_de_l'objet; <text:span text:style-name="T158">DROP</text:span><text:span text:style-name="T159"> </text:span><text:span text:style-name="T160">TABLE</text:span> Table; <text:span text:style-name="T161">DROP</text:span><text:span text:style-name="T162"> </text:span><text:span text:style-name="T163">VIEW</text:span> vue;</text:p>
      <text:p text:style-name="Text_20_body"><text:span text:style-name="T164">ALTER</text:span><text:span text:style-name="T165"> </text:span><text:span text:style-name="T166">TABLE</text:span> table ADD attribut type; //permet d'ajouter un attribut à une table DROP nom_attribut;//supprime un attribut d'une table CHANGE attribut nv_nom type; MODIFY attribut nv_typ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